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</text:p>
          </table:table-cell>
          <table:table-cell table:number-columns-repeated="2"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table:number-columns-repeated="2"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office:value-type="string" calcext:value-type="string">
            <text:p>repressed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perficial</text:p>
          </table:table-cell>
          <table:table-cell office:value-type="string" calcext:value-type="string">
            <text:p>exist on surfa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rant</text:p>
          </table:table-cell>
          <table:table-cell office:value-type="string" calcext:value-type="string">
            <text:p>wrong or immoral</text:p>
          </table:table-cell>
          <table:table-cell table:number-columns-repeated="3"/>
          <table:table-cell office:value-type="string" calcext:value-type="string">
            <text:p>The company was fined for its flagrant violation of environmental law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</text:p>
          </table:table-cell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;preca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</text:p>
          </table:table-cell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table:number-columns-repeated="2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; abstruse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ordinate</text:p>
          </table:table-cell>
          <table:table-cell office:value-type="string" calcext:value-type="string">
            <text:p>to treat something as less important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; to use something that benefit yo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t(adj)</text:p>
          </table:table-cell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rent</text:p>
          </table:table-cell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lence</text:p>
          </table:table-cell>
          <table:table-cell office:value-type="string" calcext:value-type="string">
            <text:p>expression of sympathy when someone is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ed</text:p>
          </table:table-cell>
          <table:table-cell office:value-type="string" calcext:value-type="string">
            <text:p>in f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ll</text:p>
          </table:table-cell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zarre</text:p>
          </table:table-cell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orama</text:p>
          </table:table-cell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vereign</text:p>
          </table:table-cell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herent</text:p>
          </table:table-cell>
          <table:table-cell office:value-type="string" calcext:value-type="string">
            <text:p>unclea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terat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uade</text:p>
          </table:table-cell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size</text:p>
          </table:table-cell>
          <table:table-cell office:value-type="string" calcext:value-type="string">
            <text:p>reduce in number or s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atriate</text:p>
          </table:table-cell>
          <table:table-cell office:value-type="string" calcext:value-type="string">
            <text:p>send back to their own count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olete</text:p>
          </table:table-cell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stinence</text:p>
          </table:table-cell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tinerary</text:p>
          </table:table-cell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eavor</text:p>
          </table:table-cell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sphemy</text:p>
          </table:table-cell>
          <table:table-cell office:value-type="string" calcext:value-type="string">
            <text:p>lack of reverence for g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verage</text:p>
          </table:table-cell>
          <table:table-cell office:value-type="string" calcext:value-type="string">
            <text:p>effective use of resource</text:p>
          </table:table-cell>
          <table:table-cell table:number-columns-repeated="3"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ssion</text:p>
          </table:table-cell>
          <table:table-cell office:value-type="string" calcext:value-type="string">
            <text:p>acknowledgment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assination</text:p>
          </table:table-cell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pe out</text:p>
          </table:table-cell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nifest</text:p>
          </table:table-cell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isterous</text:p>
          </table:table-cell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nt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otesque</text:p>
          </table:table-cell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sight</text:p>
          </table:table-cell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ase</text:p>
          </table:table-cell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holder</text:p>
          </table:table-cell>
          <table:table-cell office:value-type="string" calcext:value-type="string">
            <text:p>the person who obser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lored</text:p>
          </table:table-cell>
          <table:table-cell office:value-type="string" calcext:value-type="string">
            <text:p>influence b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quiet</text:p>
          </table:table-cell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amored</text:p>
          </table:table-cell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nnaissance</text:p>
          </table:table-cell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re</text:p>
          </table:table-cell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ateur</text:p>
          </table:table-cell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oisseur</text:p>
          </table:table-cell>
          <table:table-cell office:value-type="string" calcext:value-type="string">
            <text:p>who has expert knowledge especially in art, food and drin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rtive</text:p>
          </table:table-cell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tile</text:p>
          </table:table-cell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oradic</text:p>
          </table:table-cell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truism</text:p>
          </table:table-cell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ermed</text:p>
          </table:table-cell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vocable</text:p>
          </table:table-cell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fensible</text:p>
          </table:table-cell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vious</text:p>
          </table:table-cell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gorate</text:p>
          </table:table-cell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enic</text:p>
          </table:table-cell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ay</text:p>
          </table:table-cell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gress</text:p>
          </table:table-cell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4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san</text:p>
          </table:table-cell>
          <table:table-cell office:value-type="string" calcext:value-type="string">
            <text:p>craftm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ehensible</text:p>
          </table:table-cell>
          <table:table-cell office:value-type="string" calcext:value-type="string">
            <text:p>deserving of strong criticism, blame; very bad</text:p>
          </table:table-cell>
          <table:table-cell table:number-columns-repeated="3"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etic</text:p>
          </table:table-cell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dant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hilistine</text:p>
          </table:table-cell>
          <table:table-cell office:value-type="string" calcext:value-type="string">
            <text:p>person who does not understand the art and cul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agon</text:p>
          </table:table-cell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esthetic</text:p>
          </table:table-cell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ctment</text:p>
          </table:table-cell>
          <table:table-cell office:value-type="string" calcext:value-type="string">
            <text:p>a official written statement for charging a person with a cr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ecrate</text:p>
          </table:table-cell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lloquial</text:p>
          </table:table-cell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ealot</text:p>
          </table:table-cell>
          <table:table-cell office:value-type="string" calcext:value-type="string">
            <text:p>fanatically devoted to a belief or ideology</text:p>
          </table:table-cell>
          <table:table-cell table:number-columns-repeated="3"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leptomaniac</text:p>
          </table:table-cell>
          <table:table-cell office:value-type="string" calcext:value-type="string">
            <text:p>st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ycophant</text:p>
          </table:table-cell>
          <table:table-cell office:value-type="string" calcext:value-type="string">
            <text:p>flatter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simony</text:p>
          </table:table-cell>
          <table:table-cell office:value-type="string" calcext:value-type="string">
            <text:p>extreme frugality or unwillingness to spend mon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tegorical</text:p>
          </table:table-cell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por</text:p>
          </table:table-cell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rnage</text:p>
          </table:table-cell>
          <table:table-cell office:value-type="string" calcext:value-type="string">
            <text:p>the killing of a large number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durate</text:p>
          </table:table-cell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nocuous</text:p>
          </table:table-cell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omplishment</text:p>
          </table:table-cell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port</text:p>
          </table:table-cell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elling</text:p>
          </table:table-cell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uculent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escence</text:p>
          </table:table-cell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egarious</text:p>
          </table:table-cell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eary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imen</text:p>
          </table:table-cell>
          <table:table-cell office:value-type="string" calcext:value-type="string">
            <text:p>use to refer a person or anim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dain</text:p>
          </table:table-cell>
          <table:table-cell office:value-type="string" calcext:value-type="string">
            <text:p>someone or something consider unworthy</text:p>
          </table:table-cell>
          <table:table-cell table:number-columns-repeated="3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mmon</text:p>
          </table:table-cell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thora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lumny</text:p>
          </table:table-cell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santhrope</text:p>
          </table:table-cell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nentity</text:p>
          </table:table-cell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seminate</text:p>
          </table:table-cell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readth</text:p>
          </table:table-cell>
          <table:table-cell office:value-type="string" calcext:value-type="string">
            <text:p>wide ran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onomy</text:p>
          </table:table-cell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osure</text:p>
          </table:table-cell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foolish; 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ubrious</text:p>
          </table:table-cell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ne</text:p>
          </table:table-cell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phetic</text:p>
          </table:table-cell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factory</text:p>
          </table:table-cell>
          <table:table-cell office:value-type="string" calcext:value-type="string">
            <text:p>sense of smell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isine</text:p>
          </table:table-cell>
          <table:table-cell office:value-type="string" calcext:value-type="string">
            <text:p>the style or method of coo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andestine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ort</text:p>
          </table:table-cell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nsic</text:p>
          </table:table-cell>
          <table:table-cell office:value-type="string" calcext:value-type="string">
            <text:p>inborn; natu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titude</text:p>
          </table:table-cell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ffluent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liate</text:p>
          </table:table-cell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integrated</text:p>
          </table:table-cell>
          <table:table-cell office:value-type="string" calcext:value-type="string">
            <text:p>piec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terful</text:p>
          </table:table-cell>
          <table:table-cell office:value-type="string" calcext:value-type="string">
            <text:p>skill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destrian</text:p>
          </table:table-cell>
          <table:table-cell office:value-type="string" calcext:value-type="string">
            <text:p>(n)walker;(adj)dull or ordinary or boring or tedious</text:p>
          </table:table-cell>
          <table:table-cell table:number-columns-repeated="3"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erbic</text:p>
          </table:table-cell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ilient</text:p>
          </table:table-cell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olatile</text:p>
          </table:table-cell>
          <table:table-cell office:value-type="string" calcext:value-type="string">
            <text:p>chang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ume</text:p>
          </table:table-cell>
          <table:table-cell office:value-type="string" calcext:value-type="string">
            <text:p>used 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lenish</text:p>
          </table:table-cell>
          <table:table-cell office:value-type="string" calcext:value-type="string">
            <text:p>fill 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tic</text:p>
          </table:table-cell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concilable</text:p>
          </table:table-cell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onderable</text:p>
          </table:table-cell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windler</text:p>
          </table:table-cell>
          <table:table-cell office:value-type="string" calcext:value-type="string">
            <text:p>frau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cient</text:p>
          </table:table-cell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datory</text:p>
          </table:table-cell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ggravate</text:p>
          </table:table-cell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eather</text:p>
          </table:table-cell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rehend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lterior</text:p>
          </table:table-cell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donist</text:p>
          </table:table-cell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ary</text:p>
          </table:table-cell>
          <table:table-cell office:value-type="string" calcext:value-type="string">
            <text:p>oppon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a</text:p>
          </table:table-cell>
          <table:table-cell office:value-type="string" calcext:value-type="string">
            <text:p>festi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uge</text:p>
          </table:table-cell>
          <table:table-cell office:value-type="string" calcext:value-type="string">
            <text:p>flo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cle</text:p>
          </table:table-cell>
          <table:table-cell office:value-type="string" calcext:value-type="string">
            <text:p>refer to the sudden and complete failure or collapse</text:p>
          </table:table-cell>
          <table:table-cell table:number-columns-repeated="3"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awe</text:p>
          </table:table-cell>
          <table:table-cell office:value-type="string" calcext:value-type="string">
            <text:p>impress someo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evish </text:p>
          </table:table-cell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lurge</text:p>
          </table:table-cell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table:number-columns-repeated="2"/>
          <table:table-cell office:value-type="string" calcext:value-type="string">
            <text:p>We splurged on a fancy dinner for our anniversa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stere</text:p>
          </table:table-cell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mporize</text:p>
          </table:table-cell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hor</text:p>
          </table:table-cell>
          <table:table-cell office:value-type="string" calcext:value-type="string">
            <text:p>h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viabl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ious</text:p>
          </table:table-cell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ordinate</text:p>
          </table:table-cell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ilant</text:p>
          </table:table-cell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sory</text:p>
          </table:table-cell>
          <table:table-cell office:value-type="string" calcext:value-type="string">
            <text:p>something done quickly or without attention to detail</text:p>
          </table:table-cell>
          <table:table-cell table:number-columns-repeated="3"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tenable</text:p>
          </table:table-cell>
          <table:table-cell office:value-type="string" calcext:value-type="string">
            <text:p>con not be maintain, defend or justified</text:p>
          </table:table-cell>
          <table:table-cell table:number-columns-repeated="3"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eat</text:p>
          </table:table-cell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luge</text:p>
          </table:table-cell>
          <table:table-cell office:value-type="string" calcext:value-type="string">
            <text:p>flo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lt</text:p>
          </table:table-cell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dactic</text:p>
          </table:table-cell>
          <table:table-cell office:value-type="string" calcext:value-type="string">
            <text:p>intended to teach(instructional or educational)</text:p>
          </table:table-cell>
          <table:table-cell table:number-columns-repeated="3"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etary</text:p>
          </table:table-cell>
          <table:table-cell office:value-type="string" calcext:value-type="string">
            <text:p>mon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boretum</text:p>
          </table:table-cell>
          <table:table-cell office:value-type="string" calcext:value-type="string">
            <text:p>botanical gar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nary</text:p>
          </table:table-cell>
          <table:table-cell office:value-type="string" calcext:value-type="string">
            <text:p>store ho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ccinct</text:p>
          </table:table-cell>
          <table:table-cell office:value-type="string" calcext:value-type="string">
            <text:p>clearly and concisely in a few word</text:p>
          </table:table-cell>
          <table:table-cell table:number-columns-repeated="3"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madic</text:p>
          </table:table-cell>
          <table:table-cell office:value-type="string" calcext:value-type="string">
            <text:p>moving form palace to place rather than setting perman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missive</text:p>
          </table:table-cell>
          <table:table-cell office:value-type="string" calcext:value-type="string">
            <text:p>obedient</text:p>
          </table:table-cell>
          <table:table-cell office:value-type="string" calcext:value-type="string">
            <text:p>compliant;docile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pheaval</text:p>
          </table:table-cell>
          <table:table-cell office:value-type="string" calcext:value-type="string">
            <text:p>disturbance; disruptive change</text:p>
          </table:table-cell>
          <table:table-cell table:number-columns-repeated="3"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oubtable</text:p>
          </table:table-cell>
          <table:table-cell office:value-type="string" calcext:value-type="string">
            <text:p>refer to someone that is difficult to deal with or oppose 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y</text:p>
          </table:table-cell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enith</text:p>
          </table:table-cell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rnish</text:p>
          </table:table-cell>
          <table:table-cell office:value-type="string" calcext:value-type="string">
            <text:p>to damage or spoil the quality or reputation of something</text:p>
          </table:table-cell>
          <table:table-cell table:number-columns-repeated="3"/>
          <table:table-cell office:value-type="string" calcext:value-type="string">
            <text:p>The scandal tarnished the politician’s reputation; the controversy left a tarnish on the company’s ima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n down</text:p>
          </table:table-cell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ivolous</text:p>
          </table:table-cell>
          <table:table-cell office:value-type="string" calcext:value-type="string">
            <text:p>lack of importance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8"/>
        </table:table-row>
        <table:table-row table:style-name="ro2" table:number-rows-repeated="10478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 style:data-style-name="N2" text:time-value="22:40:48.9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15T00:26:54.159000000</dc:date>
    <meta:editing-duration>P7DT4H49M17S</meta:editing-duration>
    <meta:editing-cycles>2249</meta:editing-cycles>
    <meta:generator>LibreOffice/24.8.4.2$Windows_X86_64 LibreOffice_project/bb3cfa12c7b1bf994ecc5649a80400d06cd71002</meta:generator>
    <meta:document-statistic meta:table-count="1" meta:cell-count="2432" meta:object-count="0"/>
  </office:meta>
</office:document-meta>
</file>